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783cm"/>
    </style:style>
    <style:style style:name="co2" style:family="table-column">
      <style:table-column-properties fo:break-before="auto" style:column-width="1.954cm"/>
    </style:style>
    <style:style style:name="ro1" style:family="table-row">
      <style:table-row-properties style:row-height="0.5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6.935cm" svg:y="0.632cm">
            <draw:object draw:notify-on-update-of-ranges="Sheet1.S2:Sheet1.S2 Sheet1.S3:Sheet1.S6 Sheet1.T2:Sheet1.T2 Sheet1.T3:Sheet1.T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9" table:default-cell-style-name="Default"/>
        <table:table-column table:style-name="co2" table:default-cell-style-name="Default"/>
        <table:table-column table:style-name="co1" table:number-columns-repeated="1004" table:default-cell-style-name="Default"/>
        <table:table-row table:style-name="ro1">
          <table:table-cell office:value-type="string" calcext:value-type="string">
            <text:p>c[i,j]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文字数</text:p>
          </table:table-cell>
          <table:table-cell office:value-type="string" calcext:value-type="string">
            <text:p>経過時間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15" calcext:value-type="float">
            <text:p>0.00015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3872" calcext:value-type="float">
            <text:p>0.003872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141603" calcext:value-type="float">
            <text:p>0.141603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.388262" calcext:value-type="float">
            <text:p>6.388262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[i,j]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/>
          <table:table-cell table:number-columns-repeated="8" office:value-type="string" calcext:value-type="string">
            <text:p>|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\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/>
          <table:table-cell table:number-columns-repeated="8" office:value-type="string" calcext:value-type="string">
            <text:p>|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\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\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\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|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\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\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\</text:p>
          </table:table-cell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\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\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\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\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\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/>
          <table:table-cell table:number-columns-repeated="8" office:value-type="string" calcext:value-type="string">
            <text:p>|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\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\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\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\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\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\</text:p>
          </table:table-cell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\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|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/>
          <table:table-cell table:number-columns-repeated="11" office:value-type="string" calcext:value-type="string">
            <text:p>|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CSは</text:p>
          </table:table-cell>
          <table:table-cell/>
          <table:table-cell office:value-type="string" calcext:value-type="string">
            <text:p>attgtc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IPA Pゴシック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00/00/00</text:date>, <text:time style:data-style-name="N2" text:time-value="16:12:54.788486776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13:19:46.864459117</meta:creation-date>
    <dc:date>2015-06-24T16:19:18.510749937</dc:date>
    <meta:editing-duration>PT24M48S</meta:editing-duration>
    <meta:editing-cycles>11</meta:editing-cycles>
    <meta:generator>LibreOffice/4.3.7.2$Linux_X86_64 LibreOffice_project/430m0$Build-2</meta:generator>
    <meta:document-statistic meta:table-count="1" meta:cell-count="3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371cm" svg:y="3.978cm" style:legend-expansion="high" chart:style-name="ch2"/>
        <chart:plot-area chart:style-name="ch3" table:cell-range-address="Sheet1.S2:Sheet1.T6" chart:data-source-has-labels="row" svg:x="0.32cm" svg:y="0.18cm" svg:width="10.731cm" svg:height="8.64cm">
          <chartooo:coordinate-region svg:x="0.756cm" svg:y="0.38cm" svg:width="10.10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T3:Sheet1.T6" chart:label-cell-address="Sheet1.T2:Sheet1.T2" chart:class="chart:scatter">
            <chart:domain table:cell-range-address="Sheet1.S3:Sheet1.S6"/>
            <chart:regression-curve chart:style-name="ch7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S</text:p>
              </table:table-cell>
              <table:table-cell office:value-type="string">
                <text:p>経過時間</text:p>
                <draw:g>
                  <svg:desc>Sheet1.T2:Sheet1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S3:Sheet1.S6</svg:desc>
                </draw:g>
              </table:table-cell>
              <table:table-cell office:value-type="float" office:value="0.00015">
                <text:p>0.00015</text:p>
                <draw:g>
                  <svg:desc>Sheet1.T3:Sheet1.T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3872">
                <text:p>0.003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141603">
                <text:p>0.141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6.388262">
                <text:p>6.3882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